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7cm" svg:height="3.409cm" draw:transform="skewX (0.0223402144255274) rotate (0.0256563400043166) translate (14.582cm 2.17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svg:x="8.366cm" svg:y="2.1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2" draw:layer="layout" svg:width="2.897cm" svg:height="4.275cm" draw:transform="skewX (-0.365646478292812) rotate (-0.32969269570173) translate (8.61935389928873cm 0.845576777631546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<text:span text:style-name="T1">Reality</text:span></text:p>
        </draw:path>
        <draw:custom-shape draw:style-name="gr4" draw:text-style-name="P3" draw:layer="layout" svg:width="3.429cm" svg:height="3.429cm" draw:transform="skewX (-0.00296705972839036) translate (2.651cm 2.0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2" draw:layer="layout" svg:width="2.897cm" svg:height="4.275cm" draw:transform="skewX (-0.365646478292812) rotate (-0.32969269570173) translate (2.77735389928873cm 0.845576777631546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<text:span text:style-name="T1">Reality</text:span></text:p>
        </draw:path>
        <draw:path draw:style-name="gr3" draw:text-style-name="P2" draw:layer="layout" svg:width="2.897cm" svg:height="4.275cm" draw:transform="skewX (-0.365646478292812) rotate (-0.32969269570173) translate (14.4513538992887cm 0.84557677763154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<text:span text:style-name="T1">Reality</text:span></text:p>
        </draw:path>
        <draw:frame draw:style-name="gr6" draw:text-style-name="P4" draw:layer="layout" svg:width="11.049cm" svg:height="1.987cm" svg:x="4.556cm" svg:y="6.334cm">
          <draw:text-box>
            <text:p><text:span text:style-name="T1">Different perceptions change </text:span></text:p>
            <text:p><text:span text:style-name="T1">our delusions and blind spo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/>
      <style:text-properties fo:color="#ff333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7-04-03T19:57:33.563002235</dc:date>
    <meta:editing-duration>PT1H8M20S</meta:editing-duration>
    <meta:editing-cycles>9</meta:editing-cycles>
    <meta:generator>LibreOffice/4.2.8.2$Linux_X86_64 LibreOffice_project/420m0$Build-2</meta:generator>
    <meta:document-statistic meta:object-count="7"/>
  </office:meta>
</office:document-meta>
</file>